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Standard">%#include AL/infoProtocole#%</text:p>
        <text:p text:style-name="Standard">%#include AL/protocoles/echeances/infoProtocoleImpressionEcheances#%</text:p>
        <text:p text:style-name="Text_20_body"/>
      </text:section>
      <text:p text:style-name="Text_20_body">%#include AL/protocoles/statistiques#%</text:p>
      <text:p text:style-name="Text_20_body">%#include AL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pta</dc:creator>
    <dc:date>2011-08-24T11:26:52</dc:date>
    <meta:editing-cycles>72</meta:editing-cycles>
    <meta:editing-duration>PT1H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9" meta:character-count="196"/>
  </office:meta>
</office:document-meta>
</file>